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DefStore.NodeTypeDef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contains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ge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add( NodeTypeDef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remov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Store.load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DefStore.store( OutputStream out , Namespace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